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X13</text:p>
      <text:p text:style-name="Standard">Lab 4</text:p>
      <text:p text:style-name="Standard">Bash</text:p>
      <text:p text:style-name="Standard">Jonatan Nilsson</text:p>
      <text:p text:style-name="Standard">2013-12-12</text:p>
      <text:p text:style-name="Standard"/>
      <text:p text:style-name="P1">1,</text:p>
      <text:p text:style-name="P1"/>
      <text:p text:style-name="P2">#!/bin/bash</text:p>
      <text:p text:style-name="P2"></text:p>
      <text:p text:style-name="P2">clear</text:p>
      <text:p text:style-name="P2"><text:s text:c="4"/>echo ""</text:p>
      <text:p text:style-name="P2"></text:p>
      <text:p text:style-name="P2">read -p "Tjo skriv en en siffra!!" tal1<text:tab/><text:tab/><text:tab/>#Skriv in den första siffran</text:p>
      <text:p text:style-name="P2">read -p "Tjo gör du så att du skriver in en siffra till" tal2<text:tab/>#Skriv in den andra siffran</text:p>
      <text:p text:style-name="P2"></text:p>
      <text:p text:style-name="P2"></text:p>
      <text:p text:style-name="P2">summa=$(( tal1+tal2 ))<text:tab/><text:tab/>#Här adderas de två siffrorna du skrev in</text:p>
      <text:p text:style-name="P2">diff=$(( tal1-tal2 ))<text:tab/><text:tab/><text:tab/>#-||- <text:s/>subtraheras -||-</text:p>
      <text:p text:style-name="P2">produkt=$(( tal1*tal2 ))<text:tab/><text:tab/>#Multiplceras</text:p>
      <text:p text:style-name="P2">kvot=$(( tal1/tal2 ))<text:tab/><text:tab/><text:tab/>#Divideras</text:p>
      <text:p text:style-name="P2">rest=$(( tal1%tal2 ))<text:tab/><text:tab/><text:tab/>Resterande efter en division</text:p>
      <text:p text:style-name="P2"></text:p>
      <text:p text:style-name="P2"><text:s text:c="4"/>echo "Printar ut alla olika matematiska uträkningar på samma tal som <text:s/>du skrev in ovan"</text:p>
      <text:p text:style-name="P2"></text:p>
      <text:p text:style-name="P2">echo "Addition $summa"<text:tab/><text:tab/>#skriver ut svaret från additionen</text:p>
      <text:p text:style-name="P2">echo "Subtraktion $diff"<text:tab/><text:tab/>#Samma som ovan fast för sub</text:p>
      <text:p text:style-name="P2">echo "Multiplikation $produkt"<text:tab/>#-||- multi</text:p>
      <text:p text:style-name="P2">echo "Division $kvot"<text:tab/><text:tab/>#-||-Delat med</text:p>
      <text:p text:style-name="P2">echo "Resterande $rest"<text:tab/><text:tab/>#-||- Resterande</text:p>
      <text:p text:style-name="P2"></text:p>
      <text:p text:style-name="P2">exit 0<text:tab/><text:tab/><text:tab/><text:tab/><text:tab/>#Stänger ner scriptet</text:p>
      <text:p text:style-name="P1"/>
      <text:p text:style-name="P1"/>
      <text:p text:style-name="P1"/>
      <text:p text:style-name="P1">2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3:37:05</meta:creation-date>
    <dc:date>2013-12-16T12:50:06</dc:date>
    <meta:editing-duration>PT1H38M4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31" meta:word-count="129" meta:character-count="844" meta:non-whitespace-character-count="687"/>
  </office:meta>
</office:document-meta>
</file>